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Usuário público (Fluxos: Listar todos, <text:s/>Pesquisa Avançada, <text:s/>Detalhar).</text:p>
      <text:p text:style-name="Text_20_body"><text:tab/>Usuário privado (Fluxos: Todos).</text:p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Pontos Turísticos. <text:s/></text:p>
      <text:p text:style-name="Text_20_body"><text:tab/>2 – O sistema apresenta a tela com a listagens de pontos turísticos. [A.1 – Detalhar][A.2 – Inseri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a lista de estados e a cidades para pesquisar o ponto turístico</text:p>
      <text:p text:style-name="Text_20_body"><text:tab/><text:tab/>3 – O usuário seleciona a localização que deseja pesquisar e clica em pesquisar</text:p>
      <text:p text:style-name="Text_20_body"><text:tab/><text:tab/>4 – O sistema lista todos os pontos turísticos da localização pesquisada.</text:p>
      <text:p text:style-name="Text_20_body"><text:soft-page-break/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/text:p>
      <text:p text:style-name="Text_20_body"><text:tab/>A.5 [Excluir]</text:p>
      <text:p text:style-name="Text_20_body"><text:tab/><text:tab/>1 – O usuário seleciona a opção de excluir o ponto turístic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o ponto turístico e lista todos os pontos turísticos cadastrados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ponto turístico, volta para tela de cadastro e informa que o formato do e-mail informado não é válido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17T11:50:56</dc:date>
    <meta:editing-duration>PT06H08M00S</meta:editing-duration>
    <meta:editing-cycles>52</meta:editing-cycles>
    <meta:generator>OpenOffice.org/3.0$Unix OpenOffice.org_project/300m15$Build-9379</meta:generator>
    <meta:document-statistic meta:table-count="0" meta:image-count="0" meta:object-count="0" meta:page-count="2" meta:paragraph-count="47" meta:word-count="488" meta:character-count="2898"/>
    <meta:user-defined meta:name="Informações 1"/>
    <meta:user-defined meta:name="Informações 2"/>
    <meta:user-defined meta:name="Informações 3"/>
    <meta:user-defined meta:name="Informações 4"/>
  </office:meta>
</office:document-meta>
</file>